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D4800000D485D3F4E9F4D5C71ED.png" manifest:media-type="image/png"/>
  <manifest:file-entry manifest:full-path="Pictures/10000001000008D00000035474E3C0FFEC8057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2" text:anchor-type="char" svg:x="8.451cm" svg:y="-1.466cm" svg:width="9.999cm" svg:height="9.999cm" draw:z-index="2"><draw:image xlink:href="Pictures/1000000100000D4800000D485D3F4E9F4D5C71ED.png" xlink:type="simple" xlink:show="embed" xlink:actuate="onLoad" draw:mime-type="image/png"/></draw:frame><draw:frame draw:style-name="fr2" draw:name="Obrázek5" text:anchor-type="char" svg:x="-1.547cm" svg:y="18.53cm" svg:width="4.761cm" svg:height="1.799cm" draw:z-index="3"><draw:image xlink:href="Pictures/10000001000008D00000035474E3C0FFEC8057A7.png" xlink:type="simple" xlink:show="embed" xlink:actuate="onLoad" draw:mime-type="image/png"/></draw:frame><draw:frame draw:style-name="fr2" draw:name="Obrázek6" text:anchor-type="char" svg:x="-1.547cm" svg:y="20.327cm" svg:width="4.761cm" svg:height="1.799cm" draw:z-index="4"><draw:image xlink:href="Pictures/10000001000008D00000035474E3C0FFEC8057A7.png" xlink:type="simple" xlink:show="embed" xlink:actuate="onLoad" draw:mime-type="image/png"/></draw:frame><draw:frame draw:style-name="fr2" draw:name="Obrázek7" text:anchor-type="char" svg:x="-1.547cm" svg:y="22.124cm" svg:width="4.761cm" svg:height="1.799cm" draw:z-index="5"><draw:image xlink:href="Pictures/10000001000008D00000035474E3C0FFEC8057A7.png" xlink:type="simple" xlink:show="embed" xlink:actuate="onLoad" draw:mime-type="image/png"/></draw:frame><draw:frame draw:style-name="fr2" draw:name="Obrázek8" text:anchor-type="char" svg:x="-1.547cm" svg:y="23.922cm" svg:width="4.761cm" svg:height="1.799cm" draw:z-index="6"><draw:image xlink:href="Pictures/10000001000008D00000035474E3C0FFEC8057A7.png" xlink:type="simple" xlink:show="embed" xlink:actuate="onLoad" draw:mime-type="image/png"/></draw:frame><draw:frame draw:style-name="fr2" draw:name="Obrázek9" text:anchor-type="char" svg:x="3.507cm" svg:y="20.327cm" svg:width="4.761cm" svg:height="1.799cm" draw:z-index="7"><draw:image xlink:href="Pictures/10000001000008D00000035474E3C0FFEC8057A7.png" xlink:type="simple" xlink:show="embed" xlink:actuate="onLoad" draw:mime-type="image/png"/></draw:frame><draw:frame draw:style-name="fr2" draw:name="Obrázek10" text:anchor-type="char" svg:x="-1.547cm" svg:y="18.53cm" svg:width="4.761cm" svg:height="1.799cm" draw:z-index="0"><draw:image xlink:href="Pictures/10000001000008D00000035474E3C0FFEC8057A7.png" xlink:type="simple" xlink:show="embed" xlink:actuate="onLoad" draw:mime-type="image/png"/></draw:frame><draw:frame draw:style-name="fr2" draw:name="Obrázek11" text:anchor-type="char" svg:x="3.507cm" svg:y="18.53cm" svg:width="4.761cm" svg:height="1.799cm" draw:z-index="1"><draw:image xlink:href="Pictures/10000001000008D00000035474E3C0FFEC8057A7.png" xlink:type="simple" xlink:show="embed" xlink:actuate="onLoad" draw:mime-type="image/png"/></draw:frame><draw:frame draw:style-name="fr2" draw:name="Obrázek12" text:anchor-type="char" svg:x="3.507cm" svg:y="22.124cm" svg:width="4.761cm" svg:height="1.799cm" draw:z-index="8"><draw:image xlink:href="Pictures/10000001000008D00000035474E3C0FFEC8057A7.png" xlink:type="simple" xlink:show="embed" xlink:actuate="onLoad" draw:mime-type="image/png"/></draw:frame><draw:frame draw:style-name="fr2" draw:name="Obrázek13" text:anchor-type="char" svg:x="3.507cm" svg:y="23.922cm" svg:width="4.761cm" svg:height="1.799cm" draw:z-index="9"><draw:image xlink:href="Pictures/10000001000008D00000035474E3C0FFEC8057A7.png" xlink:type="simple" xlink:show="embed" xlink:actuate="onLoad" draw:mime-type="image/png"/></draw:frame><draw:frame draw:style-name="fr2" draw:name="Obrázek14" text:anchor-type="char" svg:x="8.615cm" svg:y="18.53cm" svg:width="4.761cm" svg:height="1.799cm" draw:z-index="10"><draw:image xlink:href="Pictures/10000001000008D00000035474E3C0FFEC8057A7.png" xlink:type="simple" xlink:show="embed" xlink:actuate="onLoad" draw:mime-type="image/png"/></draw:frame><draw:frame draw:style-name="fr2" draw:name="Obrázek15" text:anchor-type="char" svg:x="8.615cm" svg:y="20.327cm" svg:width="4.761cm" svg:height="1.799cm" draw:z-index="11"><draw:image xlink:href="Pictures/10000001000008D00000035474E3C0FFEC8057A7.png" xlink:type="simple" xlink:show="embed" xlink:actuate="onLoad" draw:mime-type="image/png"/></draw:frame><draw:frame draw:style-name="fr2" draw:name="Obrázek16" text:anchor-type="char" svg:x="8.615cm" svg:y="22.124cm" svg:width="4.761cm" svg:height="1.799cm" draw:z-index="12"><draw:image xlink:href="Pictures/10000001000008D00000035474E3C0FFEC8057A7.png" xlink:type="simple" xlink:show="embed" xlink:actuate="onLoad" draw:mime-type="image/png"/></draw:frame><draw:frame draw:style-name="fr2" draw:name="Obrázek17" text:anchor-type="char" svg:x="8.615cm" svg:y="23.922cm" svg:width="4.761cm" svg:height="1.799cm" draw:z-index="13"><draw:image xlink:href="Pictures/10000001000008D00000035474E3C0FFEC8057A7.png" xlink:type="simple" xlink:show="embed" xlink:actuate="onLoad" draw:mime-type="image/png"/></draw:frame><draw:frame draw:style-name="fr2" draw:name="Obrázek18" text:anchor-type="char" svg:x="13.69cm" svg:y="18.53cm" svg:width="4.761cm" svg:height="1.799cm" draw:z-index="14"><draw:image xlink:href="Pictures/10000001000008D00000035474E3C0FFEC8057A7.png" xlink:type="simple" xlink:show="embed" xlink:actuate="onLoad" draw:mime-type="image/png"/></draw:frame><draw:frame draw:style-name="fr2" draw:name="Obrázek19" text:anchor-type="char" svg:x="13.69cm" svg:y="20.327cm" svg:width="4.761cm" svg:height="1.799cm" draw:z-index="15"><draw:image xlink:href="Pictures/10000001000008D00000035474E3C0FFEC8057A7.png" xlink:type="simple" xlink:show="embed" xlink:actuate="onLoad" draw:mime-type="image/png"/></draw:frame><draw:frame draw:style-name="fr2" draw:name="Obrázek20" text:anchor-type="char" svg:x="13.69cm" svg:y="22.124cm" svg:width="4.761cm" svg:height="1.799cm" draw:z-index="16"><draw:image xlink:href="Pictures/10000001000008D00000035474E3C0FFEC8057A7.png" xlink:type="simple" xlink:show="embed" xlink:actuate="onLoad" draw:mime-type="image/png"/></draw:frame><draw:frame draw:style-name="fr2" draw:name="Obrázek21" text:anchor-type="char" svg:x="13.69cm" svg:y="23.922cm" svg:width="4.761cm" svg:height="1.799cm" draw:z-index="17"><draw:image xlink:href="Pictures/10000001000008D00000035474E3C0FFEC8057A7.png" xlink:type="simple" xlink:show="embed" xlink:actuate="onLoad" draw:mime-type="image/png"/></draw:frame><draw:frame draw:style-name="fr1" draw:name="Obrázek3" text:anchor-type="char" svg:x="-1.547cm" svg:y="8.532cm" svg:width="9.999cm" svg:height="9.999cm" draw:z-index="18"><draw:image xlink:href="Pictures/1000000100000D4800000D485D3F4E9F4D5C71ED.png" xlink:type="simple" xlink:show="embed" xlink:actuate="onLoad" draw:mime-type="image/png"/></draw:frame><draw:frame draw:style-name="fr1" draw:name="Obrázek4" text:anchor-type="char" svg:x="8.451cm" svg:y="8.532cm" svg:width="9.999cm" svg:height="9.999cm" draw:z-index="19"><draw:image xlink:href="Pictures/1000000100000D4800000D485D3F4E9F4D5C71ED.png" xlink:type="simple" xlink:show="embed" xlink:actuate="onLoad" draw:mime-type="image/png"/></draw:frame><draw:frame draw:style-name="fr1" draw:name="Obrázek2 kopie 1" text:anchor-type="char" svg:x="-1.547cm" svg:y="-1.466cm" svg:width="9.999cm" svg:height="9.999cm" draw:z-index="20"><draw:image xlink:href="Pictures/1000000100000D4800000D485D3F4E9F4D5C71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22:14:39.746000000</meta:creation-date>
    <dc:date>2023-05-17T13:42:58.565000000</dc:date>
    <meta:editing-duration>PT18M58S</meta:editing-duration>
    <meta:editing-cycles>4</meta:editing-cycles>
    <meta:generator>LibreOffice/7.5.2.2$Windows_X86_64 LibreOffice_project/53bb9681a964705cf672590721dbc85eb4d0c3a2</meta:generator>
    <meta:document-statistic meta:table-count="0" meta:image-count="21" meta:object-count="0" meta:page-count="1" meta:paragraph-count="0" meta:word-count="0" meta:character-count="0" meta:non-whitespace-character-count="0"/>
  </office:meta>
</office:document-meta>
</file>